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la versión inglesa, <text:span text:style-name="T1">¿por qué los últimos 5 párrafos se muestran de forma diferente que los 2 primeros? </text:span></text:p>
      <text:p text:style-name="Standard"><text:span text:style-name="T1"/></text:p>
      <text:p text:style-name="P2">Esto es debido a las modificaciones de las propiedades y sus valores asignados en la hoja de estilos (css) a las etiquetas “p” (párrafo) y “p.verse” (párrafo con la clase “verse”). En el caso de las etiquetas “p” se le tiene asignadas un tamaño de fuente de 12pt y un margen izquierdo de 15px; mientras que las “p.verse” <text:s/>tienen asignadas un color de fuente marrón y un margen izquierdo de 60px.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imbus Mono L" style:font-name-complex="Liberation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6T09:20:04.251838149</meta:creation-date>
    <dc:date>2016-11-18T13:17:23.22</dc:date>
    <meta:editing-duration>PT13M35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2" meta:word-count="90" meta:character-count="501"/>
  </office:meta>
</office:document-meta>
</file>